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2b6bcc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Standard">
      <style:text-properties officeooo:paragraph-rsid="0030b0c5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da88b" officeooo:paragraph-rsid="002da88b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da88b" officeooo:paragraph-rsid="003429c4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da88b" officeooo:paragraph-rsid="002da88b" style:font-name-asian="Liberation Mono" style:font-size-asian="22pt" style:font-name-complex="Liberation Mono" style:font-size-complex="22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3644f8" officeooo:paragraph-rsid="003644f8" style:font-name-asian="Liberation Mono" style:font-size-asian="22pt" style:font-name-complex="Liberation Mono" style:font-size-complex="22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da88b" officeooo:paragraph-rsid="0030b0c5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0b0c5" officeooo:paragraph-rsid="0030b0c5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2b07d" officeooo:paragraph-rsid="0032b07d" style:font-name-asian="Liberation Mono" style:font-size-asian="24pt" style:font-name-complex="Liberation Mono" style:font-size-complex="24pt"/>
    </style:style>
    <style:style style:name="P11" style:family="paragraph" style:parent-style-name="Preformatted_20_Text">
      <style:text-properties officeooo:paragraph-rsid="002da88b"/>
    </style:style>
    <style:style style:name="P12" style:family="paragraph" style:parent-style-name="Preformatted_20_Text">
      <style:text-properties officeooo:paragraph-rsid="003644f8"/>
    </style:style>
    <style:style style:name="P13" style:family="paragraph" style:parent-style-name="Preformatted_20_Text">
      <style:text-properties officeooo:paragraph-rsid="00378ed9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da88b" officeooo:paragraph-rsid="002da88b" style:font-name-asian="Liberation Mono" style:font-size-asian="22pt" style:font-name-complex="Liberation Mono" style:font-size-complex="22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af292" officeooo:paragraph-rsid="003af292" fo:background-color="#ffff00" style:font-name-asian="Liberation Mono" style:font-size-asian="18pt" style:font-name-complex="Liberation Mono" style:font-size-complex="18pt"/>
    </style:style>
    <style:style style:name="P1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af292" officeooo:paragraph-rsid="003af292" fo:background-color="transparent" style:font-name-asian="Liberation Mono" style:font-size-asian="18pt" style:font-name-complex="Liberation Mono" style:font-size-complex="18pt"/>
    </style:style>
    <style:style style:name="P17" style:family="paragraph" style:parent-style-name="Preformatted_20_Text">
      <style:text-properties officeooo:paragraph-rsid="003af292"/>
    </style:style>
    <style:style style:name="P18" style:family="paragraph" style:parent-style-name="Preformatted_20_Text">
      <style:text-properties officeooo:paragraph-rsid="002da88b"/>
    </style:style>
    <style:style style:name="P19" style:family="paragraph" style:parent-style-name="Preformatted_20_Text">
      <style:text-properties officeooo:rsid="003af292" officeooo:paragraph-rsid="003af292"/>
    </style:style>
    <style:style style:name="P20" style:family="paragraph" style:parent-style-name="Preformatted_20_Text">
      <style:text-properties officeooo:paragraph-rsid="003644f8"/>
    </style:style>
    <style:style style:name="P21" style:family="paragraph" style:parent-style-name="Preformatted_20_Text">
      <style:text-properties officeooo:paragraph-rsid="00378ed9"/>
    </style:style>
    <style:style style:name="P22" style:family="paragraph" style:parent-style-name="Standard">
      <style:text-properties fo:color="#c9211e" loext:opacity="100%" fo:font-size="22pt" officeooo:rsid="002c20bb" officeooo:paragraph-rsid="002b6bcc" fo:background-color="#ffff00" style:font-size-asian="22pt" style:font-size-complex="22pt"/>
    </style:style>
    <style:style style:name="T1" style:family="text">
      <style:text-properties fo:font-size="22pt" officeooo:rsid="0017fe9d" style:font-size-asian="22pt" style:font-size-complex="22pt"/>
    </style:style>
    <style:style style:name="T2" style:family="text">
      <style:text-properties fo:font-size="22pt" officeooo:rsid="002da88b" style:font-size-asian="22pt" style:font-size-complex="22pt"/>
    </style:style>
    <style:style style:name="T3" style:family="text">
      <style:text-properties fo:font-size="22pt" officeooo:rsid="0030b0c5" style:font-size-asian="22pt" style:font-size-complex="22pt"/>
    </style:style>
    <style:style style:name="T4" style:family="text">
      <style:text-properties fo:font-size="22pt" officeooo:rsid="0030b0c5" fo:background-color="#ffff00" loext:char-shading-value="0" style:font-size-asian="22pt" style:font-size-complex="22pt"/>
    </style:style>
    <style:style style:name="T5" style:family="text">
      <style:text-properties fo:font-size="22pt" officeooo:rsid="003644f8" fo:background-color="#ffff00" loext:char-shading-value="0" style:font-size-asian="22pt" style:font-size-complex="22pt"/>
    </style:style>
    <style:style style:name="T6" style:family="text">
      <style:text-properties fo:font-size="28pt" officeooo:rsid="002da88b" style:font-size-asian="28pt" style:font-size-complex="28pt"/>
    </style:style>
    <style:style style:name="T7" style:family="text">
      <style:text-properties fo:font-size="24pt" officeooo:rsid="002b6bcc" style:font-size-asian="24pt" style:font-size-complex="24pt"/>
    </style:style>
    <style:style style:name="T8" style:family="text">
      <style:text-properties fo:font-size="24pt" officeooo:rsid="002da88b" style:font-size-asian="24pt" style:font-size-complex="24pt"/>
    </style:style>
    <style:style style:name="T9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da88b" style:font-name-asian="Liberation Mono" style:font-size-asian="22pt" style:font-name-complex="Liberation Mono" style:font-size-complex="22pt"/>
    </style:style>
    <style:style style:name="T10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30b0c5" style:font-name-asian="Liberation Mono" style:font-size-asian="22pt" style:font-name-complex="Liberation Mono" style:font-size-complex="22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da88b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0b0c5" style:font-name-asian="Liberation Mono" style:font-size-asian="18pt" style:font-name-complex="Liberation Mono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429c4" style:font-name-asian="Liberation Mono" style:font-size-asian="18pt" style:font-name-complex="Liberation Mono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644f8" style:font-name-asian="Liberation Mono" style:font-size-asian="18pt" style:font-name-complex="Liberation Mono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78ed9" style:font-name-asian="Liberation Mono" style:font-size-asian="18pt" style:font-name-complex="Liberation Mono" style:font-size-complex="18pt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af292" style:font-name-asian="Liberation Mono" style:font-size-asian="18pt" style:font-name-complex="Liberation Mono" style:font-size-complex="18pt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da88b" fo:background-color="#ffff00" loext:char-shading-value="0" style:font-name-asian="Liberation Mono" style:font-size-asian="18pt" style:font-name-complex="Liberation Mono" style:font-size-complex="18pt"/>
    </style:style>
    <style:style style:name="T19" style:family="text">
      <style:text-properties fo:font-variant="normal" fo:text-transform="none" fo:color="#212121" loext:opacity="100%" style:font-name="Roboto Mono" fo:font-size="26pt" fo:letter-spacing="normal" fo:font-style="normal" fo:font-weight="normal" officeooo:rsid="002da88b" style:font-name-asian="Liberation Mono" style:font-size-asian="26pt" style:font-name-complex="Liberation Mono" style:font-size-complex="26pt"/>
    </style:style>
    <style:style style:name="T20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2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2b07d" style:font-name-asian="Liberation Mono" style:font-size-asian="24pt" style:font-name-complex="Liberation Mono" style:font-size-complex="24pt"/>
    </style:style>
    <style:style style:name="T2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429c4" style:font-name-asian="Liberation Mono" style:font-size-asian="24pt" style:font-name-complex="Liberation Mono" style:font-size-complex="24pt"/>
    </style:style>
    <style:style style:name="T2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0b0c5" style:font-name-asian="Liberation Mono" style:font-size-asian="24pt" style:font-name-complex="Liberation Mono" style:font-size-complex="24pt"/>
    </style:style>
    <style:style style:name="T2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644f8" style:font-name-asian="Liberation Mono" style:font-size-asian="24pt" style:font-name-complex="Liberation Mono" style:font-size-complex="24pt"/>
    </style:style>
    <style:style style:name="T2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78ed9" style:font-name-asian="Liberation Mono" style:font-size-asian="24pt" style:font-name-complex="Liberation Mono" style:font-size-complex="24pt"/>
    </style:style>
    <style:style style:name="T2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af292" style:font-name-asian="Liberation Mono" style:font-size-asian="24pt" style:font-name-complex="Liberation Mono" style:font-size-complex="24pt"/>
    </style:style>
    <style:style style:name="T27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3644f8" style:font-name-asian="Liberation Mono" style:font-size-asian="14pt" style:font-name-complex="Liberation Mono" style:font-size-complex="14pt"/>
    </style:style>
    <style:style style:name="T28" style:family="text">
      <style:text-properties officeooo:rsid="0030b0c5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18pt" officeooo:rsid="0030b0c5" style:font-size-asian="18pt" style:font-size-complex="18pt"/>
    </style:style>
    <style:style style:name="T31" style:family="text">
      <style:text-properties officeooo:rsid="003429c4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6pt" officeooo:rsid="003429c4" style:font-size-asian="16pt" style:font-size-complex="16pt"/>
    </style:style>
    <style:style style:name="T34" style:family="text">
      <style:text-properties officeooo:rsid="003644f8"/>
    </style:style>
    <style:style style:name="T35" style:family="text">
      <style:text-properties fo:font-size="14pt" officeooo:rsid="003644f8" style:font-size-asian="14pt" style:font-size-complex="14pt"/>
    </style:style>
    <style:style style:name="T36" style:family="text">
      <style:text-properties officeooo:rsid="003af2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Susan Tedeschi</text:span><text:span text:style-name="T7"> – </text:span><text:span text:style-name="T8">You Need to Be With Me</text:span></text:p>
      <text:p text:style-name="P2"><text:span text:style-name="T1">Original key: </text:span><text:span text:style-name="T2">am</text:span><text:span text:style-name="T1"> <text:s text:c="3"/>Us: Same</text:span></text:p>
      <text:p text:style-name="P3"><text:span text:style-name="T1">R</text:span><text:span text:style-name="T3">OLAND: organ <text:s text:c="5"/>am blues: 241231</text:span></text:p>
      <text:p text:style-name="P22"/>
      <text:p text:style-name="P15">Fills on last bar of phrases! (am)</text:p>
      <text:p text:style-name="P16">No thirds on dm chords</text:p>
      <text:p text:style-name="P6"/>
      <text:p text:style-name="P6">[INTRO]</text:p>
      <text:p text:style-name="P6">am | F9 E9 | am<text:span text:style-name="T29"> </text:span><text:span text:style-name="T30">[hard stop]</text:span></text:p>
      <text:p text:style-name="P7"><text:span text:style-name="T30">^</text:span><text:span text:style-name="T29">^</text:span><text:span text:style-name="T32"> hold</text:span></text:p>
      <text:p text:style-name="P6"/>
      <text:p text:style-name="P6">[VERSE]</text:p>
      <text:p text:style-name="P11"><text:span text:style-name="T9">am | </text:span><text:span text:style-name="T10">dm</text:span><text:span text:style-name="T9"> | F9 E9 | am</text:span><text:span text:style-name="T12"> <text:s text:c="2"/>[2x]</text:span></text:p>
      <text:p text:style-name="P17"><text:span text:style-name="T26">F9 E9 | am </text:span><text:span text:style-name="T17">[2x]</text:span><text:span text:style-name="T26">|</text:span><text:span text:style-name="T17">[10x, breaks on 6-10]</text:span></text:p>
      <text:p text:style-name="P5"><text:s text:c="6"/></text:p>
      <text:p text:style-name="P4"/>
      <text:p text:style-name="P12"><text:span text:style-name="T12">G</text:span><text:span text:style-name="T15">o to BRIDGE after </text:span><text:span text:style-name="T17">second</text:span><text:span text:style-name="T15"> </text:span><text:span text:style-name="T17">Verse</text:span></text:p>
      <text:p text:style-name="P4"/>
      <text:p text:style-name="P9">[BRIDGE]</text:p>
      <text:p text:style-name="P8"><text:span text:style-name="T28">dm | am</text:span><text:span text:style-name="T30"> <text:s text:c="2"/>[3x]</text:span> <text:s text:c="13"/></text:p>
      <text:p text:style-name="P9">E <text:s/>| break</text:p>
      <text:p text:style-name="P12"><text:span text:style-name="T12">G</text:span><text:span text:style-name="T15">o right to Guitar Solo </text:span></text:p>
      <text:p text:style-name="P10"/>
      <text:p text:style-name="P12"><text:span text:style-name="T21">[</text:span><text:span text:style-name="T23">Guitar solo</text:span><text:span text:style-name="T21">]</text:span></text:p>
      <text:p text:style-name="P13"><text:span text:style-name="T21">am | dm </text:span><text:span text:style-name="T22">| F9 E9 </text:span><text:span text:style-name="T25">| am [3x]</text:span></text:p>
      <text:p text:style-name="P13"><text:span text:style-name="T24">am</text:span><text:span text:style-name="T14"> <text:s/></text:span><text:span text:style-name="T16">(break)</text:span></text:p>
      <text:p text:style-name="P19"><text:span text:style-name="T16">G</text:span><text:span text:style-name="T11">o to Vers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5-02-07T15:30:53.991405270</dc:date>
    <meta:editing-duration>PT20H55M6S</meta:editing-duration>
    <meta:editing-cycles>37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1" meta:word-count="94" meta:character-count="437" meta:non-whitespace-character-count="327"/>
  </office:meta>
</office:document-meta>
</file>